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ct:</text:p>
      <text:list xml:id="list1718780681" text:style-name="L1">
        <text:list-item>
          <text:p text:style-name="P4">React is a JavaScript library for building user interfaces, focusing on reusable UI components.</text:p>
        </text:list-item>
        <text:list-item>
          <text:p text:style-name="P4">Key Concepts:</text:p>
          <text:list>
            <text:list-item>
              <text:p text:style-name="P4">Components: Building blocks of React applications that encapsulate logic and UI elements.</text:p>
            </text:list-item>
            <text:list-item>
              <text:p text:style-name="P4">JSX: Syntax extension that allows embedding HTML-like code within JavaScript.</text:p>
            </text:list-item>
            <text:list-item>
              <text:p text:style-name="P4">Virtual DOM: Efficiently updates and renders components by minimizing direct DOM manipulation.</text:p>
            </text:list-item>
            <text:list-item>
              <text:p text:style-name="P4">Reconciliation: Diffing algorithm that updates only the necessary parts of the UI for performance optimization.</text:p>
            </text:list-item>
            <text:list-item>
              <text:p text:style-name="P4">State: Internal data managed by components that can change over time.</text:p>
            </text:list-item>
            <text:list-item>
              <text:p text:style-name="P4">Props: Inputs to components passed from parent components.</text:p>
            </text:list-item>
            <text:list-item>
              <text:p text:style-name="P4">Lifecycle Methods: Hooks to perform actions at specific stages of a component's life, such as mounting, updating, and unmounting.</text:p>
            </text:list-item>
          </text:list>
        </text:list-item>
        <text:list-item>
          <text:p text:style-name="P4">Functional Components:</text:p>
          <text:list>
            <text:list-item>
              <text:p text:style-name="P4">Define components as JavaScript functions.</text:p>
            </text:list-item>
            <text:list-item>
              <text:p text:style-name="P4">Use the "useState" hook to manage component state.</text:p>
            </text:list-item>
            <text:list-item>
              <text:p text:style-name="P4">Accept props as function arguments.</text:p>
            </text:list-item>
            <text:list-item>
              <text:p text:style-name="P4">Return JSX elements as the component's output.</text:p>
            </text:list-item>
          </text:list>
        </text:list-item>
        <text:list-item>
          <text:p text:style-name="P4">Class Components:</text:p>
          <text:list>
            <text:list-item>
              <text:p text:style-name="P4">Define components as ES6 classes.</text:p>
            </text:list-item>
            <text:list-item>
              <text:p text:style-name="P4">Extend the "React.Component" class to inherit React functionalities.</text:p>
            </text:list-item>
            <text:list-item>
              <text:p text:style-name="P4">Use the "state" property to manage component state.</text:p>
            </text:list-item>
            <text:list-item>
              <text:p text:style-name="P4">Implement lifecycle methods such as "componentDidMount" and "componentDidUpdate".</text:p>
            </text:list-item>
          </text:list>
        </text:list-item>
        <text:list-item>
          <text:p text:style-name="P4">JSX Syntax:</text:p>
          <text:list>
            <text:list-item>
              <text:p text:style-name="P4">Embed HTML-like syntax within JavaScript.</text:p>
            </text:list-item>
            <text:list-item>
              <text:p text:style-name="P4">Use curly braces {} to include dynamic JavaScript expressions.</text:p>
            </text:list-item>
            <text:list-item>
              <text:p text:style-name="P4">Write self-closing tags for components without children.</text:p>
            </text:list-item>
            <text:list-item>
              <text:p text:style-name="P4">className instead of class for CSS class names to avoid conflicts.</text:p>
            </text:list-item>
          </text:list>
        </text:list-item>
        <text:list-item>
          <text:p text:style-name="P4">Rendering Elements:</text:p>
          <text:list>
            <text:list-item>
              <text:p text:style-name="P4">Use the "ReactDOM.render()" method to render React elements into the DOM.</text:p>
            </text:list-item>
          </text:list>
        </text:list-item>
        <text:list-item>
          <text:p text:style-name="P4">Handling Events:</text:p>
          <text:list>
            <text:list-item>
              <text:p text:style-name="P4">Attach event handlers to React elements using camelCase naming.</text:p>
            </text:list-item>
          </text:list>
        </text:list-item>
        <text:list-item>
          <text:p text:style-name="P4">Conditional Rendering:</text:p>
          <text:list>
            <text:list-item>
              <text:p text:style-name="P4">Use conditional statements or ternary operators to conditionally render components or elements.</text:p>
            </text:list-item>
          </text:list>
        </text:list-item>
        <text:list-item>
          <text:p text:style-name="P4">Lists and Keys:</text:p>
          <text:list>
            <text:list-item>
              <text:p text:style-name="P4">Use the "map()" method to render lists of elements dynamically.</text:p>
            </text:list-item>
            <text:list-item>
              <text:p text:style-name="P4">Assign unique "keys" to list items for efficient updates.</text:p>
            </text:list-item>
          </text:list>
        </text:list-item>
        <text:list-item>
          <text:p text:style-name="P4">State Management:</text:p>
          <text:list>
            <text:list-item>
              <text:p text:style-name="P4">Use the "useState" hook or state management libraries like Redux or MobX to manage application-level state.</text:p>
            </text:list-item>
          </text:list>
        </text:list-item>
        <text:list-item>
          <text:p text:style-name="P4">React Router:</text:p>
          <text:list>
            <text:list-item>
              <text:p text:style-name="P4">Library for routing and navigation in React applications.</text:p>
            </text:list-item>
            <text:list-item>
              <text:p text:style-name="P4">Define routes, switch between views, and pass parameters to components.</text:p>
            </text:list-item>
          </text:list>
        </text:list-item>
        <text:list-item>
          <text:p text:style-name="P4">Context API:</text:p>
          <text:list>
            <text:list-item>
              <text:p text:style-name="P4">Provides a way to share state or data between components without passing props explicitly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Official React documentation: </text:span><text:a xlink:type="simple" xlink:href="https://reactjs.org/docs" office:target-frame-name="_new" xlink:show="replace" text:style-name="Internet_20_link" text:visited-style-name="Visited_20_Internet_20_Link"><text:span text:style-name="T2">https://reactjs.org/docs</text:span></text:a></text:p>
            </text:list-item>
            <text:list-item>
              <text:p text:style-name="P2"><text:span text:style-name="T2">React Tutorial on React's website: </text:span><text:a xlink:type="simple" xlink:href="https://reactjs.org/tutorial/tutorial.html" office:target-frame-name="_new" xlink:show="replace" text:style-name="Internet_20_link" text:visited-style-name="Visited_20_Internet_20_Link"><text:span text:style-name="T2">https://reactjs.org/tutorial/tutorial.html</text:span></text:a></text:p>
            </text:list-item>
            <text:list-item>
              <text:p text:style-name="P5">React Cheat Sheet: Download a printable cheat sheet for quick referenc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3:28.592802429</meta:creation-date>
    <dc:date>2023-07-11T15:53:42.407060943</dc:date>
    <meta:editing-duration>PT14S</meta:editing-duration>
    <meta:editing-cycles>1</meta:editing-cycles>
    <meta:document-statistic meta:table-count="0" meta:image-count="0" meta:object-count="0" meta:page-count="1" meta:paragraph-count="45" meta:word-count="378" meta:character-count="2482" meta:non-whitespace-character-count="2193"/>
    <meta:generator>LibreOffice/7.3.7.2$Linux_X86_64 LibreOffice_project/30$Build-2</meta:generator>
  </office:meta>
</office:document-meta>
</file>